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6in" style:rel-column-width="1606*"/>
    </style:style>
    <style:style style:name="Table1.F" style:family="table-column">
      <style:table-column-properties style:column-width="1.1146in" style:rel-column-width="160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ndale Mono" officeooo:rsid="0018557b"/>
    </style:style>
    <style:style style:name="P2" style:family="paragraph" style:parent-style-name="Table_20_Contents">
      <style:text-properties officeooo:rsid="0018464c" officeooo:paragraph-rsid="0018464c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Volumen in ml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150</text:p>
          </table:table-cell>
          <table:table-cell table:style-name="Table1.F1" office:value-type="string">
            <text:p text:style-name="P2">200</text:p>
          </table:table-cell>
        </table:table-row>
        <table:table-row>
          <table:table-cell table:style-name="Table1.A2" office:value-type="string">
            <text:p text:style-name="P2">Füllhöhe in cm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9</text:p>
          </table:table-cell>
          <table:table-cell table:style-name="Table1.F2" office:value-type="string">
            <text:p text:style-name="P2">12</text:p>
          </table:table-cell>
        </table:table-row>
      </table:table>
      <text:p text:style-name="Standard"/>
      <text:p text:style-name="Standard"/>
      <text:p text:style-name="P1"/>
      <text:p text:style-name="P1"><draw:frame draw:style-name="fr1" draw:name="Object1" text:anchor-type="char" svg:width="6.2984in" svg:height="3.5453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8:23:32.948587001</meta:creation-date>
    <dc:date>2022-09-12T08:40:16.057238239</dc:date>
    <meta:editing-duration>PT16M43S</meta:editing-duration>
    <meta:editing-cycles>2</meta:editing-cycles>
    <meta:generator>LibreOffice/7.4.1.1$Linux_X86_64 LibreOffice_project/40$Build-1</meta:generator>
    <meta:document-statistic meta:table-count="1" meta:image-count="0" meta:object-count="1" meta:page-count="1" meta:paragraph-count="12" meta:word-count="16" meta:character-count="45" meta:non-whitespace-character-count="4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plot-area chart:style-name="ch2" chart:data-source-has-labels="both" svg:x="1.33cm" svg:y="0.18cm" svg:width="14.349cm" svg:height="7.663cm">
          <chart:coordinate-region svg:x="1.951cm" svg:y="0.379cm" svg:width="13.448cm" svg:height="6.817cm"/>
          <chart:axis chart:dimension="x" chart:name="primary-x" chart:style-name="ch3" chartooo:axis-type="auto">
            <chartooo:date-scale/>
            <chart:title svg:x="7.415cm" svg:y="8.023cm" chart:style-name="ch4">
              <text:p>Volumen in ml</text:p>
            </chart:title>
            <chart:categories table:cell-range-address="local-table.$B$1:.$F$1"/>
          </chart:axis>
          <chart:axis chart:dimension="y" chart:name="primary-y" chart:style-name="ch3">
            <chart:title svg:x="0.451cm" svg:y="5.127cm" chart:style-name="ch5">
              <text:p>Füllhöhe in cm</text:p>
            </chart:title>
            <chart:grid chart:style-name="ch6" chart:class="major"/>
          </chart:axis>
          <chart:series chart:style-name="ch7" chart:values-cell-range-address="local-table.$B$2:.$F$2" chart:label-cell-address="local-table.$A$2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